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tyle="italic" style:font-style-asian="italic" style:font-style-complex="italic"/>
    </style:style>
    <style:style style:name="T1" style:family="text">
      <style:text-properties style:font-name="Times New Roman1" officeooo:rsid="000158fd"/>
    </style:style>
    <style:style style:name="T2" style:family="text">
      <style:text-properties style:font-name="Times New Roman1" officeooo:rsid="0001757b"/>
    </style:style>
    <style:style style:name="T3" style:family="text">
      <style:text-properties style:font-name="Times New Roman1" officeooo:rsid="00027538"/>
    </style:style>
    <style:style style:name="T4" style:family="text">
      <style:text-properties fo:font-variant="small-caps" style:font-name="Times New Roman1" officeooo:rsid="0001757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 436. […] Et quant il fu esveilliés entour ore de nonne, il regarda en sa main, et vit le brief que li prodom li avoit baillié. Et lors ne tint il mie a fable ne a gas ce qu'il avoit veü en son songe ; si en a si tres grant joie, et tant en est liés que nus plus : si en mercie a Nostre Signour de ceste demoustrance, car il set bien que par la volenté de son Creatour a il veüe ceste chose. Lors ouvre le brief </text:span><text:span text:style-name="T2">et i trouve toutes les merveilles del monde ens escrites, les unes en ebriu, et les autres en latin. Et disoient tout apertement que des menistres et des chevaliers Jhesu Crist, ert le premiers Nasciens et li autres Celidoines ; et li premiers qui de Celidoine istera sera rois et bons chevaliers et prodom, et avra a non Narpus. Li secons aprés avra a non Nasciens, et li tiers sera apelés Elayns li gros. Li quars sera apelés Ysaïes. Li quins sera apelés Jonaus et sera chevaliers prous et hardis, et essauchera mout Sainte Eglyse. Li sisismes sera apelés Lanselos : cil estra couronés el chiel et en terre, car en lui sera herbergie pitiés et carités. Li setismes avra a non Bans, et cil qui de lui descendera, ce sera li huitismes, cil avra a non Lanselos, et ce sera cil qui plus enduerra painne et travail, que nus avra enduré devant lui, ne que nus enduerra aprés ; cil sera drois chiens jusques a tant qu'il s'amendera pres de sa fin tant com il devra. Li novismes qui sera tourbles et espés el conmencement conme boe, et el milieu clers et nés, et en la fin sera il encore a .</text:span><text:span text:style-name="T4">c</text:span><text:span text:style-name="T2">. doubles plus clers que el mi lieu, et sera si dous et si delitables a boire que apainnes s'en porra nus saouler.</text:span></text:p>
      <text:p text:style-name="P1"><text:span text:style-name="T2"><text:tab/>§ 437. En celui se baingnera Jhesu Crist proprement, et cil avra non Galaad. Cil passera de bonté de cors et de chevalerie, tous ciaus </text:span><text:span text:style-name="T3">qui devant lui aront esté, ne qui aprés lui venront. Cil metra fin en toutes les aventures qui avenront, et la volenté Jhesu Crist le conduira tousdis. Itant avoit il escrit el brief que Nasciens trouva en sa main. Et quant il ot de chief en chief veü le fin de son lignage et il sot que cil prodom que Galaad estoit apelés <text:s/>seroit plains de toutes bontés et de toutes chevaleries, et la seroit fichie la bonté de son lignage, il conmencha a plourer de pitié et de joie, et mercia Nostre Signor de cele demoustrance qu'il li demostra, car mout li devoit plaire et atalen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5-22T08:54:37.642943973</meta:creation-date>
    <dc:date>2015-05-22T09:35:02.727123478</dc:date>
    <dc:creator>Gauthier </dc:creator>
    <meta:editing-duration>PT38M55S</meta:editing-duration>
    <meta:editing-cycles>2</meta:editing-cycles>
    <meta:generator>LibreOffice/4.2.7.2$Linux_X86_64 LibreOffice_project/420m0$Build-2</meta:generator>
    <meta:document-statistic meta:table-count="0" meta:image-count="0" meta:object-count="0" meta:page-count="1" meta:paragraph-count="2" meta:word-count="448" meta:character-count="2324" meta:non-whitespace-character-count="1875"/>
  </office:meta>
</office:document-meta>
</file>